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layout-cache" manifest:media-type="application/binary"/>
  <manifest:file-entry manifest:full-path="Thumbnails/thumbnail.png" manifest:media-type="image/png"/>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2" svg:font-family="'Lohit Devanagari'"/>
    <style:font-face style:name="Ubuntu Mono" svg:font-family="'Ubuntu Mono'" style:font-adornments="Regular" style:font-pitch="fixed"/>
    <style:font-face style:name="Liberation Serif1" svg:font-family="'Liberation Serif'" style:font-pitch="variable"/>
    <style:font-face style:name="Lohit Devanagari1" svg:font-family="'Lohit Devanagari'" style:font-pitch="variable"/>
    <style:font-face style:name="Ubuntu" svg:font-family="Ubuntu" style:font-pitch="variable"/>
    <style:font-face style:name="Ubuntu2" svg:font-family="Ubuntu" style:font-adornments="Italic" style:font-pitch="variable"/>
    <style:font-face style:name="Ubuntu1" svg:font-family="Ubuntu" style:font-adornments="Regular" style:font-pitch="variable"/>
    <style:font-face style:name="Liberation Serif" svg:font-family="'Liberation Serif'" style:font-family-generic="roman" style:font-pitch="variable"/>
    <style:font-face style:name="Ubuntu Mono1"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1.797cm"/>
    </style:style>
    <style:style style:name="Table1.B" style:family="table-column">
      <style:table-column-properties style:column-width="0.309cm"/>
    </style:style>
    <style:style style:name="Table1.C" style:family="table-column">
      <style:table-column-properties style:column-width="4.907cm"/>
    </style:style>
    <style:style style:name="Table1.1" style:family="table-row">
      <style:table-row-properties style:min-row-height="1.032cm"/>
    </style:style>
    <style:style style:name="Table1.A1" style:family="table-cell">
      <style:table-cell-properties style:vertical-align="middle" fo:padding="0cm" fo:border="none"/>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text-properties fo:language="pl" fo:country="PL"/>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Table_20_Contents">
      <style:paragraph-properties fo:text-align="end" style:justify-single-word="false"/>
      <style:text-properties style:font-name="Ubuntu" fo:language="zxx" fo:country="none" style:language-asian="zxx" style:country-asian="none" style:language-complex="zxx" style:country-complex="none"/>
    </style:style>
    <style:style style:name="P5" style:family="paragraph" style:parent-style-name="Table_20_Contents">
      <style:paragraph-properties fo:text-align="start" style:justify-single-word="false"/>
      <style:text-properties style:font-name="Ubuntu" fo:language="zxx" fo:country="none" style:language-asian="zxx" style:country-asian="none" style:language-complex="zxx" style:country-complex="none"/>
    </style:style>
    <style:style style:name="P6" style:family="paragraph" style:parent-style-name="Text_20_body">
      <style:paragraph-properties fo:text-align="end" style:justify-single-word="false"/>
      <style:text-properties style:font-name="Ubuntu" fo:language="zxx" fo:country="none" style:language-asian="zxx" style:country-asian="none" style:language-complex="zxx" style:country-complex="none"/>
    </style:style>
    <style:style style:name="P7" style:family="paragraph" style:parent-style-name="Text_20_body">
      <style:paragraph-properties fo:text-align="end" style:justify-single-word="false"/>
      <style:text-properties style:font-name="Ubuntu" fo:language="pl" fo:country="PL" style:language-asian="zxx" style:country-asian="none" style:language-complex="zxx" style:country-complex="none"/>
    </style:style>
    <style:style style:name="P8" style:family="paragraph" style:parent-style-name="Text_20_body">
      <style:text-properties fo:language="pl" fo:country="PL"/>
    </style:style>
    <style:style style:name="P9" style:family="paragraph" style:parent-style-name="Text_20_body">
      <style:text-properties fo:language="pl" fo:country="PL" officeooo:rsid="0019ff1b" officeooo:paragraph-rsid="0019ff1b"/>
    </style:style>
    <style:style style:name="P10" style:family="paragraph" style:parent-style-name="Text_20_body">
      <style:text-properties fo:language="pl" fo:country="PL" officeooo:rsid="001dc6f5" officeooo:paragraph-rsid="001dc6f5"/>
    </style:style>
    <style:style style:name="P11" style:family="paragraph" style:parent-style-name="Contents_20_Heading">
      <style:paragraph-properties fo:break-before="page"/>
    </style:style>
    <style:style style:name="P12" style:family="paragraph" style:parent-style-name="CodeC">
      <style:text-properties officeooo:paragraph-rsid="0012bc61"/>
    </style:style>
    <style:style style:name="P13" style:family="paragraph" style:parent-style-name="Contents_20_2">
      <style:paragraph-properties>
        <style:tab-stops>
          <style:tab-stop style:position="17cm" style:type="right" style:leader-style="dotted" style:leader-text="."/>
        </style:tab-stops>
      </style:paragraph-properties>
    </style:style>
    <style:style style:name="P14" style:family="paragraph" style:parent-style-name="Text_20_body" style:master-page-name="">
      <loext:graphic-properties draw:fill="none" draw:fill-color="#729fcf"/>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ab-stops/>
      </style:paragraph-properties>
      <style:text-properties officeooo:rsid="00146633" officeooo:paragraph-rsid="00146633"/>
    </style:style>
    <style:style style:name="P15" style:family="paragraph" style:parent-style-name="Text_20_body" style:master-page-name="">
      <loext:graphic-properties draw:fill="none" draw:fill-color="#729fcf"/>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ab-stops/>
      </style:paragraph-properties>
      <style:text-properties fo:font-weight="normal" officeooo:rsid="001808e3" officeooo:paragraph-rsid="001808e3" style:font-weight-asian="normal" style:font-weight-complex="normal"/>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7cm"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Heading_20_1" style:master-page-name="Standard">
      <style:paragraph-properties style:page-number="1" fo:break-before="page"/>
      <style:text-properties fo:language="pl" fo:country="PL"/>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fo:language="pl" fo:country="PL"/>
    </style:style>
    <style:style style:name="P22" style:family="paragraph" style:parent-style-name="Heading_20_1">
      <style:paragraph-properties fo:break-before="page"/>
      <style:text-properties officeooo:paragraph-rsid="0012bc61"/>
    </style:style>
    <style:style style:name="P23" style:family="paragraph" style:parent-style-name="Heading_20_2">
      <style:text-properties officeooo:rsid="00168ed9" officeooo:paragraph-rsid="00168ed9"/>
    </style:style>
    <style:style style:name="P24" style:family="paragraph" style:parent-style-name="Text_20_body" style:master-page-name="First_20_Page">
      <style:paragraph-properties style:page-number="auto"/>
    </style:style>
    <style:style style:name="P25" style:family="paragraph" style:parent-style-name="Text_20_body" style:list-style-name="L1">
      <style:paragraph-properties fo:margin-top="0cm" fo:margin-bottom="0cm" style:contextual-spacing="false"/>
      <style:text-properties officeooo:rsid="0012bc61" officeooo:paragraph-rsid="0012bc61"/>
    </style:style>
    <style:style style:name="P26" style:family="paragraph" style:parent-style-name="Text_20_body" style:list-style-name="L2">
      <loext:graphic-properties draw:fill="none" draw:fill-color="#729fcf"/>
      <style:paragraph-properties fo:margin-top="0cm" fo:margin-bottom="0cm" style:contextual-spacing="false" fo:line-height="115%" fo:text-align="justify" style:justify-single-word="false" fo:background-color="transparent">
        <style:tab-stops/>
      </style:paragraph-properties>
      <style:text-properties fo:font-weight="normal" officeooo:rsid="001808e3" officeooo:paragraph-rsid="001808e3" style:font-weight-asian="normal" style:font-weight-complex="normal"/>
    </style:style>
    <style:style style:name="P27" style:family="paragraph" style:parent-style-name="Text_20_body" style:list-style-name="L1">
      <style:paragraph-properties fo:margin-top="0cm" fo:margin-bottom="0.3cm" style:contextual-spacing="false"/>
      <style:text-properties officeooo:rsid="00146633" officeooo:paragraph-rsid="00146633"/>
    </style:style>
    <style:style style:name="P28"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29" style:family="paragraph">
      <loext:graphic-properties draw:fill="none" draw:fill-color="#000000"/>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Ubuntu" fo:font-size="20pt" fo:letter-spacing="normal" fo:language="zxx" fo:country="none" fo:font-style="normal" fo:text-shadow="none" style:text-underline-style="none" style:text-underline-mode="continuous" style:text-overline-mode="continuous" style:text-line-through-mode="continuous" style:letter-kerning="true" style:font-name-asian="Noto Serif CJK SC" style:font-size-asian="20pt" style:language-asian="zxx" style:country-asian="none" style:font-style-asian="normal" style:font-name-complex="Ubuntu" style:font-size-complex="20pt" style:language-complex="zxx" style:country-complex="none" style:font-style-complex="normal" style:text-emphasize="none" style:text-scale="100%" style:font-relief="none" style:text-overline-style="none" style:text-overline-color="font-color" fo:hyphenate="false"/>
    </style:style>
    <style:style style:name="P30" style:family="paragraph">
      <loext:graphic-properties draw:fill="none" draw:fill-color="#000000"/>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Ubuntu" fo:font-size="20pt" fo:letter-spacing="normal" fo:language="zxx" fo:country="none" fo:font-style="normal" fo:text-shadow="none" style:text-underline-style="none" fo:font-weight="bold" style:text-underline-mode="continuous" style:text-overline-mode="continuous" style:text-line-through-mode="continuous" style:letter-kerning="true" style:font-name-asian="Noto Serif CJK SC" style:font-size-asian="20pt" style:language-asian="zxx" style:country-asian="none" style:font-style-asian="normal" style:font-weight-asian="bold" style:font-name-complex="Ubuntu" style:font-size-complex="20pt" style:language-complex="zxx" style:country-complex="none" style:font-style-complex="normal" style:font-weight-complex="bold" style:text-emphasize="none" style:text-scale="100%" style:font-relief="none" style:text-overline-style="none" style:text-overline-color="font-color" fo:hyphenate="false"/>
    </style:style>
    <style:style style:name="P31" style:family="paragraph">
      <loext:graphic-properties draw:fill="none" draw:fill-color="#000000"/>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Ubuntu" fo:font-size="32pt" fo:letter-spacing="normal" fo:language="zxx" fo:country="none" fo:font-style="normal" fo:text-shadow="none" style:text-underline-style="none" fo:font-weight="bold" style:text-underline-mode="continuous" style:text-overline-mode="continuous" style:text-line-through-mode="continuous" style:letter-kerning="true" style:font-name-asian="Noto Serif CJK SC" style:font-size-asian="32pt" style:language-asian="zxx" style:country-asian="none" style:font-style-asian="normal" style:font-weight-asian="bold" style:font-name-complex="Ubuntu" style:font-size-complex="32pt" style:language-complex="zxx" style:country-complex="none" style:font-style-complex="normal" style:font-weight-complex="bold" style:text-emphasize="none" style:text-scale="100%" style:font-relief="none" style:text-overline-style="none" style:text-overline-color="font-color" fo:hyphenate="false"/>
    </style:style>
    <style:style style:name="T1" style:family="text">
      <style:text-properties fo:font-weight="bold" style:font-weight-asian="bold" style:font-weight-complex="bold"/>
    </style:style>
    <style:style style:name="T2" style:family="text">
      <style:text-properties officeooo:rsid="0012bc61"/>
    </style:style>
    <style:style style:name="T3" style:family="text">
      <style:text-properties officeooo:rsid="0014ed66"/>
    </style:style>
    <style:style style:name="T4" style:family="text">
      <style:text-properties officeooo:rsid="001606ee"/>
    </style:style>
    <style:style style:name="T5" style:family="text">
      <style:text-properties officeooo:rsid="001e44a0"/>
    </style:style>
    <style:style style:name="T6" style:family="text">
      <style:text-properties style:use-window-font-color="true" loext:opacity="0%" style:text-outline="false" style:text-line-through-style="none" style:text-line-through-type="none" style:text-position="0% 100%" style:font-name="Ubuntu" fo:font-size="20pt" fo:letter-spacing="normal" fo:language="zxx" fo:country="none" fo:font-style="normal" fo:text-shadow="none" style:text-underline-style="none" fo:font-weight="bold" style:text-underline-mode="continuous" style:text-overline-mode="continuous" style:text-line-through-mode="continuous" style:letter-kerning="true" style:font-name-asian="Noto Serif CJK SC" style:font-size-asian="20pt" style:language-asian="zxx" style:country-asian="none" style:font-style-asian="normal" style:font-weight-asian="bold" style:font-name-complex="Ubuntu" style:font-size-complex="20pt" style:language-complex="zxx" style:country-complex="none" style:font-style-complex="normal" style:font-weight-complex="bold" style:text-emphasize="none" style:text-scale="100%" style:font-relief="none" style:text-overline-style="none" style:text-overline-color="font-color"/>
    </style:style>
    <style:style style:name="T7" style:family="text">
      <style:text-properties style:use-window-font-color="true" loext:opacity="0%" style:text-outline="false" style:text-line-through-style="none" style:text-line-through-type="none" style:text-position="0% 100%" style:font-name="Ubuntu" fo:font-size="20pt" fo:letter-spacing="normal" fo:language="zxx" fo:country="none" fo:font-style="normal" fo:text-shadow="none" style:text-underline-style="none" style:text-underline-mode="continuous" style:text-overline-mode="continuous" style:text-line-through-mode="continuous" style:letter-kerning="true" style:font-name-asian="Noto Serif CJK SC" style:font-size-asian="20pt" style:language-asian="zxx" style:country-asian="none" style:font-style-asian="normal" style:font-name-complex="Ubuntu" style:font-size-complex="20pt" style:language-complex="zxx" style:country-complex="none" style:font-style-complex="normal" style:text-emphasize="none" style:text-scale="100%" style:font-relief="none" style:text-overline-style="none" style:text-overline-color="font-color"/>
    </style:style>
    <style:style style:name="T8" style:family="text">
      <style:text-properties style:use-window-font-color="true" loext:opacity="0%" style:text-outline="false" style:text-line-through-style="none" style:text-line-through-type="none" style:text-position="0% 100%" style:font-name="Ubuntu" fo:font-size="32pt" fo:letter-spacing="normal" fo:language="zxx" fo:country="none" fo:font-style="normal" fo:text-shadow="none" style:text-underline-style="none" fo:font-weight="bold" style:text-underline-mode="continuous" style:text-overline-mode="continuous" style:text-line-through-mode="continuous" style:letter-kerning="true" style:font-name-asian="Noto Serif CJK SC" style:font-size-asian="32pt" style:language-asian="zxx" style:country-asian="none" style:font-style-asian="normal" style:font-weight-asian="bold" style:font-name-complex="Ubuntu" style:font-size-complex="32pt" style:language-complex="zxx" style:country-complex="none" style:font-style-complex="normal" style:font-weight-complex="bold" style:text-emphasize="none" style:text-scale="100%"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000000" draw:textarea-vertical-align="middle" fo:min-height="1.2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000000" draw:textarea-vertical-align="middle" fo:min-height="1.6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000000" draw:textarea-vertical-align="middle" fo:min-height="1.8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Wykres"/>
      </text:sequence-decls>
      <text:p text:style-name="P2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text:span text:style-name="T1">Wykonał</text:span>:</text:p>
          </table:table-cell>
          <table:table-cell table:style-name="Table1.A1" office:value-type="string">
            <text:p text:style-name="P4"/>
          </table:table-cell>
          <table:table-cell table:style-name="Table1.A1" office:value-type="string">
            <text:p text:style-name="P5">Radosław Smoter</text:p>
          </table:table-cell>
        </table:table-row>
        <table:table-row table:style-name="Table1.1">
          <table:table-cell table:style-name="Table1.A1" office:value-type="string">
            <text:p text:style-name="P4"><text:span text:style-name="T1">Grupa</text:span>:</text:p>
          </table:table-cell>
          <table:table-cell table:style-name="Table1.A1" office:value-type="string">
            <text:p text:style-name="P4"/>
          </table:table-cell>
          <table:table-cell table:style-name="Table1.A1" office:value-type="string">
            <text:p text:style-name="P5">14</text:p>
          </table:table-cell>
        </table:table-row>
        <table:table-row table:style-name="Table1.1">
          <table:table-cell table:style-name="Table1.A1" office:value-type="string">
            <text:p text:style-name="P4"><text:span text:style-name="T1">Nr</text:span>:</text:p>
          </table:table-cell>
          <table:table-cell table:style-name="Table1.A1" office:value-type="string">
            <text:p text:style-name="P4"/>
          </table:table-cell>
          <table:table-cell table:style-name="Table1.A1" office:value-type="string">
            <text:p text:style-name="P5">27</text:p>
          </table:table-cell>
        </table:table-row>
        <table:table-row table:style-name="Table1.1">
          <table:table-cell table:style-name="Table1.A1" office:value-type="string">
            <text:p text:style-name="P4"><text:span text:style-name="T1">Numer</text:span> <text:span text:style-name="T1">zadania</text:span>:</text:p>
          </table:table-cell>
          <table:table-cell table:style-name="Table1.A1" office:value-type="string">
            <text:p text:style-name="P4"/>
          </table:table-cell>
          <table:table-cell table:style-name="Table1.A1" office:value-type="string">
            <text:p text:style-name="P5">3</text:p>
          </table:table-cell>
        </table:table-row>
        <table:table-row table:style-name="Table1.1">
          <table:table-cell table:style-name="Table1.A1" office:value-type="string">
            <text:p text:style-name="P4"><text:span text:style-name="T1">Przykład</text:span>:</text:p>
          </table:table-cell>
          <table:table-cell table:style-name="Table1.A1" office:value-type="string">
            <text:p text:style-name="P4"/>
          </table:table-cell>
          <table:table-cell table:style-name="Table1.A1" office:value-type="string">
            <text:p text:style-name="P5">62</text:p>
          </table:table-cell>
        </table:table-row>
        <table:table-row table:style-name="Table1.1">
          <table:table-cell table:style-name="Table1.A1" office:value-type="string">
            <text:p text:style-name="P4"><text:span text:style-name="T1">Prowadzący</text:span>:</text:p>
          </table:table-cell>
          <table:table-cell table:style-name="Table1.A1" office:value-type="string">
            <text:p text:style-name="P4"/>
          </table:table-cell>
          <table:table-cell table:style-name="Table1.A1" office:value-type="string">
            <text:p text:style-name="P5">Prof. dr hab. inż. Volodymyr Samotyy</text:p>
          </table:table-cell>
        </table:table-row>
      </table:table>
      <text:p text:style-name="P6"><draw:frame text:anchor-type="paragraph" draw:z-index="0" draw:name="Shape1" draw:style-name="gr3" draw:text-style-name="P31" svg:width="16.431cm" svg:height="1.879cm" svg:x="0.219cm" svg:y="5.244cm"><draw:text-box><text:p text:style-name="P28"><text:span text:style-name="T8">Politechnika Krakowska</text:span></text:p></draw:text-box></draw:frame><draw:frame text:anchor-type="paragraph" draw:z-index="1" draw:name="Shape2" draw:style-name="gr2" draw:text-style-name="P30" svg:width="16.458cm" svg:height="1.625cm" svg:x="0.219cm" svg:y="7.123cm"><draw:text-box><text:p text:style-name="P28"><text:span text:style-name="T6">Wydział Inżynierii Elektrycznej i Komputerowej</text:span></text:p></draw:text-box></draw:frame><draw:frame text:anchor-type="paragraph" draw:z-index="2" draw:name="Shape3" draw:style-name="gr1" draw:text-style-name="P29" svg:width="16.431cm" svg:height="1.221cm" svg:x="0.245cm" svg:y="8.747cm"><draw:text-box><text:p text:style-name="P28"><text:span text:style-name="T6">Sprawozdanie</text:span><text:span text:style-name="T7">: Wstęp do Programowania</text:span></text:p></draw:text-box></draw:frame></text:p>
      <text:table-of-content text:style-name="Sect1" text:protected="true" text:name="Table of Contents1">
        <text:table-of-content-source text:outline-level="2">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Spis treści</text:p>
          </text:index-title>
          <text:p text:style-name="P3"><text:a xlink:type="simple" xlink:href="#__RefHeading___Toc873_1212252078" text:style-name="Index_20_Link" text:visited-style-name="Index_20_Link">Polecenie<text:tab/>1</text:a></text:p>
          <text:p text:style-name="P3"><text:a xlink:type="simple" xlink:href="#__RefHeading___Toc875_1212252078" text:style-name="Index_20_Link" text:visited-style-name="Index_20_Link">Kod programu<text:tab/>2</text:a></text:p>
          <text:p text:style-name="P3"><text:a xlink:type="simple" xlink:href="#__RefHeading___Toc877_1212252078" text:style-name="Index_20_Link" text:visited-style-name="Index_20_Link">Wyniki<text:tab/>4</text:a></text:p>
          <text:p text:style-name="P3"><text:a xlink:type="simple" xlink:href="#__RefHeading___Toc961_4148931395" text:style-name="Index_20_Link" text:visited-style-name="Index_20_Link">Opis Programu<text:tab/>5</text:a></text:p>
          <text:p text:style-name="P13"><text:a xlink:type="simple" xlink:href="#__RefHeading___Toc963_4148931395" text:style-name="Index_20_Link" text:visited-style-name="Index_20_Link">Funkcja doSum()<text:tab/>5</text:a></text:p>
          <text:p text:style-name="P13"><text:a xlink:type="simple" xlink:href="#__RefHeading___Toc965_4148931395" text:style-name="Index_20_Link" text:visited-style-name="Index_20_Link">Funkcja countFunc()<text:tab/>5</text:a></text:p>
          <text:p text:style-name="P3"><text:a xlink:type="simple" xlink:href="#__RefHeading___Toc3002_943889997" text:style-name="Index_20_Link" text:visited-style-name="Index_20_Link">Wnioski<text:tab/>6</text:a></text:p>
        </text:index-body>
      </text:table-of-content>
      <text:p text:style-name="P7"/>
      <text:h text:style-name="P19" text:outline-level="1"><text:bookmark-start text:name="__RefHeading___Toc873_1212252078"/>Polecenie<text:bookmark-end text:name="__RefHeading___Toc873_1212252078"/></text:h>
      <text:p text:style-name="P8">Obliczyć wartość funkcji podanej w postaci rzędu. Wyniki obliczeń zapisać do pliku tekstowego. Narysować wykres <draw:frame draw:style-name="fr1" draw:name="Object1" text:anchor-type="as-char" svg:y="-0.386cm" svg:width="1.048cm" svg:height="0.508cm" draw:z-index="3"><draw:object xlink:href="./Object 1" xlink:type="simple" xlink:show="embed" xlink:actuate="onLoad"/><draw:image xlink:href="./ObjectReplacements/Object 1" xlink:type="simple" xlink:show="embed" xlink:actuate="onLoad"/></draw:frame>.</text:p>
      <text:p text:style-name="P8">Suma: <draw:frame draw:style-name="fr1" draw:name="Object2" text:anchor-type="as-char" svg:y="-0.619cm" svg:width="4.456cm" svg:height="1.058cm" draw:z-index="4"><draw:object xlink:href="./Object 2" xlink:type="simple" xlink:show="embed" xlink:actuate="onLoad"/><draw:image xlink:href="./ObjectReplacements/Object 2" xlink:type="simple" xlink:show="embed" xlink:actuate="onLoad"/></draw:frame>.</text:p>
      <text:p text:style-name="P8">Dziedzina: <draw:frame draw:style-name="fr1" draw:name="Object3" text:anchor-type="as-char" svg:y="-0.377cm" svg:width="1.178cm" svg:height="0.482cm" draw:z-index="5"><draw:object xlink:href="./Object 3" xlink:type="simple" xlink:show="embed" xlink:actuate="onLoad"/><draw:image xlink:href="./ObjectReplacements/Object 3" xlink:type="simple" xlink:show="embed" xlink:actuate="onLoad"/><svg:desc>formula</svg:desc></draw:frame>.</text:p>
      <text:p text:style-name="P8">Błąd: <draw:frame draw:style-name="fr1" draw:name="Object4" text:anchor-type="as-char" svg:y="-0.377cm" svg:width="1.797cm" svg:height="0.467cm" draw:z-index="6"><draw:object xlink:href="./Object 4" xlink:type="simple" xlink:show="embed" xlink:actuate="onLoad"/><draw:image xlink:href="./ObjectReplacements/Object 4" xlink:type="simple" xlink:show="embed" xlink:actuate="onLoad"/><svg:desc>formula</svg:desc></draw:frame>.</text:p>
      <text:p text:style-name="P8">Krok: <draw:frame draw:style-name="fr1" draw:name="Object5" text:anchor-type="as-char" svg:y="-0.377cm" svg:width="0.944cm" svg:height="0.467cm" draw:z-index="7"><draw:object xlink:href="./Object 5" xlink:type="simple" xlink:show="embed" xlink:actuate="onLoad"/><draw:image xlink:href="./ObjectReplacements/Object 5" xlink:type="simple" xlink:show="embed" xlink:actuate="onLoad"/><svg:desc>formula</svg:desc></draw:frame>.</text:p>
      <text:h text:style-name="P21" text:outline-level="1"><text:bookmark-start text:name="__RefHeading___Toc875_1212252078"/>Kod programu<text:bookmark-end text:name="__RefHeading___Toc875_1212252078"/></text:h>
      <text:p text:style-name="CodeC"><text:span text:style-name="_5f_OOoComputerSpecial">#</text:span><text:span text:style-name="_5f_OOoComputerKeyWord">include</text:span> <text:span text:style-name="_5f_OOoComputerLiteral">"stdio.h"</text:span></text:p>
      <text:p text:style-name="CodeC"><text:span text:style-name="_5f_OOoComputerSpecial">#</text:span><text:span text:style-name="_5f_OOoComputerKeyWord">include</text:span> <text:span text:style-name="_5f_OOoComputerLiteral">"stdlib.h"</text:span></text:p>
      <text:p text:style-name="CodeC"><text:span text:style-name="_5f_OOoComputerSpecial">#</text:span><text:span text:style-name="_5f_OOoComputerKeyWord">include</text:span> <text:span text:style-name="_5f_OOoComputerLiteral">"math.h"</text:span></text:p>
      <text:p text:style-name="CodeC"/>
      <text:p text:style-name="CodeC"><text:span text:style-name="_5f_OOoComputerComment">/*</text:span></text:p>
      <text:p text:style-name="CodeC"><text:tab/><text:span text:style-name="_5f_OOoComputerComment">* Author: Radosław Smoter</text:span></text:p>
      <text:p text:style-name="CodeC"><text:tab/><text:span text:style-name="_5f_OOoComputerComment">* OS: Ubuntu 21.10</text:span></text:p>
      <text:p text:style-name="CodeC"><text:tab/><text:span text:style-name="_5f_OOoComputerComment">* To compile: gcc -Wall filename.c -o filename -lm</text:span></text:p>
      <text:p text:style-name="CodeC"><text:tab/><text:span text:style-name="_5f_OOoComputerComment">* To invoke: ./</text:span><text:span text:style-name="_5f_OOoComputerIdent">filename</text:span></text:p>
      <text:p text:style-name="CodeC"><text:span text:style-name="_5f_OOoComputerSpecial">*/</text:span></text:p>
      <text:p text:style-name="CodeC"/>
      <text:p text:style-name="CodeC"><text:span text:style-name="_5f_OOoComputerComment">/*</text:span> </text:p>
      <text:p text:style-name="CodeC"><text:tab/><text:span text:style-name="_5f_OOoComputerComment">* Count a sum with specified parameters</text:span></text:p>
      <text:p text:style-name="CodeC"><text:tab/><text:span text:style-name="_5f_OOoComputerComment">* Parameters:</text:span></text:p>
      <text:p text:style-name="CodeC"><text:tab/><text:span text:style-name="_5f_OOoComputerComment">* Domain boundaries: first min, then max,</text:span></text:p>
      <text:p text:style-name="CodeC"><text:tab/><text:span text:style-name="_5f_OOoComputerComment">* domain step, function error, range begin</text:span></text:p>
      <text:p text:style-name="CodeC"><text:span text:style-name="_5f_OOoComputerComment">*/</text:span></text:p>
      <text:p text:style-name="CodeC"><text:span text:style-name="_5f_OOoComputerKeyWord">double</text:span> <text:span text:style-name="_5f_OOoComputerIdent">doSum</text:span><text:span text:style-name="_5f_OOoComputerSpecial">(</text:span><text:span text:style-name="_5f_OOoComputerKeyWord">const</text:span> <text:span text:style-name="_5f_OOoComputerKeyWord">double</text:span> <text:span text:style-name="_5f_OOoComputerSpecial">[],</text:span> <text:span text:style-name="_5f_OOoComputerKeyWord">double</text:span><text:span text:style-name="_5f_OOoComputerSpecial">,</text:span> <text:span text:style-name="_5f_OOoComputerKeyWord">double</text:span><text:span text:style-name="_5f_OOoComputerSpecial">,</text:span> <text:span text:style-name="_5f_OOoComputerKeyWord">int</text:span><text:span text:style-name="_5f_OOoComputerSpecial">);</text:span></text:p>
      <text:p text:style-name="CodeC"/>
      <text:p text:style-name="CodeC"><text:span text:style-name="_5f_OOoComputerComment">/*</text:span></text:p>
      <text:p text:style-name="CodeC"><text:tab/><text:span text:style-name="_5f_OOoComputerComment">* Count a mathematical function with specified parameters</text:span></text:p>
      <text:p text:style-name="CodeC"><text:tab/><text:span text:style-name="_5f_OOoComputerComment">* Parameters:</text:span></text:p>
      <text:p text:style-name="CodeC"><text:tab/><text:span text:style-name="_5f_OOoComputerComment">* Domain value, iteration number specifier</text:span></text:p>
      <text:p text:style-name="CodeC"><text:span text:style-name="_5f_OOoComputerComment">*/</text:span></text:p>
      <text:p text:style-name="CodeC"><text:span text:style-name="_5f_OOoComputerKeyWord">double</text:span> <text:span text:style-name="_5f_OOoComputerIdent">countFunc</text:span><text:span text:style-name="_5f_OOoComputerSpecial">(</text:span><text:span text:style-name="_5f_OOoComputerKeyWord">double</text:span> <text:span text:style-name="_5f_OOoComputerIdent">x</text:span><text:span text:style-name="_5f_OOoComputerSpecial">,</text:span> <text:span text:style-name="_5f_OOoComputerKeyWord">int</text:span> <text:span text:style-name="_5f_OOoComputerIdent">k</text:span><text:span text:style-name="_5f_OOoComputerSpecial">);</text:span></text:p>
      <text:p text:style-name="CodeC"/>
      <text:p text:style-name="CodeC"><text:span text:style-name="_5f_OOoComputerKeyWord">int</text:span> <text:span text:style-name="_5f_OOoComputerIdent">main</text:span><text:span text:style-name="_5f_OOoComputerSpecial">(</text:span><text:span text:style-name="_5f_OOoComputerKeyWord">void</text:span><text:span text:style-name="_5f_OOoComputerSpecial">)</text:span></text:p>
      <text:p text:style-name="CodeC"><text:span text:style-name="_5f_OOoComputerSpecial">{</text:span></text:p>
      <text:p text:style-name="CodeC"><text:s text:c="2"/><text:span text:style-name="_5f_OOoComputerComment">// Sum consts</text:span></text:p>
      <text:p text:style-name="CodeC"><text:s text:c="2"/><text:span text:style-name="_5f_OOoComputerKeyWord">const</text:span> <text:span text:style-name="_5f_OOoComputerKeyWord">double</text:span> <text:span text:style-name="_5f_OOoComputerKeyWord">error</text:span> <text:span text:style-name="_5f_OOoComputerSpecial">=</text:span> <text:span text:style-name="_5f_OOoComputerLiteral">.000016</text:span><text:span text:style-name="_5f_OOoComputerSpecial">;</text:span> <text:span text:style-name="_5f_OOoComputerComment">// Function error</text:span></text:p>
      <text:p text:style-name="CodeC"><text:s text:c="2"/><text:span text:style-name="_5f_OOoComputerKeyWord">const</text:span> <text:span text:style-name="_5f_OOoComputerKeyWord">double</text:span> <text:span text:style-name="_5f_OOoComputerIdent">step</text:span> <text:span text:style-name="_5f_OOoComputerSpecial">=</text:span> <text:span text:style-name="_5f_OOoComputerLiteral">.01</text:span><text:span text:style-name="_5f_OOoComputerSpecial">;</text:span> <text:span text:style-name="_5f_OOoComputerComment">// Domain step</text:span></text:p>
      <text:p text:style-name="CodeC"><text:s text:c="2"/><text:span text:style-name="_5f_OOoComputerKeyWord">const</text:span> <text:span text:style-name="_5f_OOoComputerKeyWord">double</text:span> <text:span text:style-name="_5f_OOoComputerIdent">domain</text:span><text:span text:style-name="_5f_OOoComputerSpecial">[]</text:span> <text:span text:style-name="_5f_OOoComputerSpecial">=</text:span> <text:span text:style-name="_5f_OOoComputerSpecial">{</text:span> <text:span text:style-name="_5f_OOoComputerLiteral">3.</text:span><text:span text:style-name="_5f_OOoComputerSpecial">,</text:span> <text:span text:style-name="_5f_OOoComputerLiteral">4.</text:span> <text:span text:style-name="_5f_OOoComputerSpecial">};</text:span> <text:span text:style-name="_5f_OOoComputerComment">// Domain boundaries</text:span></text:p>
      <text:p text:style-name="CodeC"><text:tab/><text:span text:style-name="_5f_OOoComputerKeyWord">const</text:span> <text:span text:style-name="_5f_OOoComputerKeyWord">int</text:span> <text:span text:style-name="_5f_OOoComputerIdent">k</text:span> <text:span text:style-name="_5f_OOoComputerSpecial">=</text:span> <text:span text:style-name="_5f_OOoComputerLiteral">1</text:span><text:span text:style-name="_5f_OOoComputerSpecial">;</text:span> <text:span text:style-name="_5f_OOoComputerComment">// Sum iterator beginning</text:span></text:p>
      <text:p text:style-name="CodeC"/>
      <text:p text:style-name="CodeC"><text:s text:c="2"/><text:span text:style-name="_5f_OOoComputerKeyWord">const</text:span> <text:span text:style-name="_5f_OOoComputerKeyWord">double</text:span> <text:span text:style-name="_5f_OOoComputerIdent">sum</text:span> <text:span text:style-name="_5f_OOoComputerSpecial">=</text:span> <text:span text:style-name="_5f_OOoComputerIdent">doSum</text:span><text:span text:style-name="_5f_OOoComputerSpecial">(</text:span><text:span text:style-name="_5f_OOoComputerIdent">domain</text:span><text:span text:style-name="_5f_OOoComputerSpecial">,</text:span> <text:span text:style-name="_5f_OOoComputerIdent">step</text:span><text:span text:style-name="_5f_OOoComputerSpecial">,</text:span> <text:span text:style-name="_5f_OOoComputerKeyWord">error</text:span><text:span text:style-name="_5f_OOoComputerSpecial">,</text:span> <text:span text:style-name="_5f_OOoComputerIdent">k</text:span><text:span text:style-name="_5f_OOoComputerSpecial">);</text:span></text:p>
      <text:p text:style-name="CodeC"><text:tab/><text:span text:style-name="_5f_OOoComputerIdent">printf</text:span><text:span text:style-name="_5f_OOoComputerSpecial">(</text:span><text:span text:style-name="_5f_OOoComputerLiteral">"THE_SUM = %.6f\n"</text:span><text:span text:style-name="_5f_OOoComputerSpecial">,</text:span> <text:span text:style-name="_5f_OOoComputerIdent">sum</text:span><text:span text:style-name="_5f_OOoComputerSpecial">);</text:span></text:p>
      <text:p text:style-name="CodeC"/>
      <text:p text:style-name="CodeC"><text:s text:c="2"/><text:span text:style-name="_5f_OOoComputerKeyWord">return</text:span> <text:span text:style-name="_5f_OOoComputerLiteral">0</text:span><text:span text:style-name="_5f_OOoComputerSpecial">;</text:span></text:p>
      <text:p text:style-name="CodeC"><text:span text:style-name="_5f_OOoComputerSpecial">}</text:span></text:p>
      <text:p text:style-name="CodeC"/>
      <text:p text:style-name="CodeC"><text:span text:style-name="_5f_OOoComputerKeyWord">double</text:span> <text:span text:style-name="_5f_OOoComputerIdent">doSum</text:span><text:span text:style-name="_5f_OOoComputerSpecial">(</text:span></text:p>
      <text:p text:style-name="CodeC"><text:tab/><text:span text:style-name="_5f_OOoComputerKeyWord">const</text:span> <text:span text:style-name="_5f_OOoComputerKeyWord">double</text:span> <text:span text:style-name="_5f_OOoComputerIdent">domain</text:span><text:span text:style-name="_5f_OOoComputerSpecial">[],</text:span> <text:span text:style-name="_5f_OOoComputerKeyWord">double</text:span> <text:span text:style-name="_5f_OOoComputerIdent">step</text:span><text:span text:style-name="_5f_OOoComputerSpecial">,</text:span> <text:span text:style-name="_5f_OOoComputerKeyWord">double</text:span> <text:span text:style-name="_5f_OOoComputerKeyWord">error</text:span><text:span text:style-name="_5f_OOoComputerSpecial">,</text:span> <text:span text:style-name="_5f_OOoComputerKeyWord">int</text:span> <text:span text:style-name="_5f_OOoComputerIdent">k</text:span><text:span text:style-name="_5f_OOoComputerSpecial">)</text:span></text:p>
      <text:p text:style-name="CodeC"><text:span text:style-name="_5f_OOoComputerSpecial">{</text:span></text:p>
      <text:p text:style-name="CodeC"/>
      <text:p text:style-name="CodeC"><text:tab/><text:span text:style-name="_5f_OOoComputerKeyWord">double</text:span> <text:span text:style-name="_5f_OOoComputerIdent">sum</text:span> <text:span text:style-name="_5f_OOoComputerSpecial">=</text:span> <text:span text:style-name="_5f_OOoComputerLiteral">.0</text:span><text:span text:style-name="_5f_OOoComputerSpecial">;</text:span> <text:span text:style-name="_5f_OOoComputerComment">// Overall sum</text:span></text:p>
      <text:p text:style-name="CodeC"/>
      <text:p text:style-name="CodeC"><text:tab/><text:span text:style-name="_5f_OOoComputerKeyWord">for</text:span> <text:span text:style-name="_5f_OOoComputerSpecial">(</text:span><text:span text:style-name="_5f_OOoComputerKeyWord">double</text:span> <text:span text:style-name="_5f_OOoComputerIdent">x</text:span> <text:span text:style-name="_5f_OOoComputerSpecial">=</text:span> <text:span text:style-name="_5f_OOoComputerIdent">domain</text:span><text:span text:style-name="_5f_OOoComputerSpecial">[</text:span><text:span text:style-name="_5f_OOoComputerLiteral">0</text:span><text:span text:style-name="_5f_OOoComputerSpecial">];</text:span> <text:span text:style-name="_5f_OOoComputerIdent">x</text:span> <text:span text:style-name="_5f_OOoComputerSpecial">&lt;</text:span> <text:span text:style-name="_5f_OOoComputerIdent">domain</text:span><text:span text:style-name="_5f_OOoComputerSpecial">[</text:span><text:span text:style-name="_5f_OOoComputerLiteral">1</text:span><text:span text:style-name="_5f_OOoComputerSpecial">];</text:span> <text:span text:style-name="_5f_OOoComputerIdent">x</text:span> <text:span text:style-name="_5f_OOoComputerSpecial">+=</text:span> <text:span text:style-name="_5f_OOoComputerIdent">step</text:span><text:span text:style-name="_5f_OOoComputerSpecial">)</text:span> <text:span text:style-name="_5f_OOoComputerSpecial">{</text:span></text:p>
      <text:p text:style-name="CodeC"/>
      <text:p text:style-name="CodeC"><text:tab/><text:tab/><text:span text:style-name="_5f_OOoComputerKeyWord">double</text:span> <text:span text:style-name="_5f_OOoComputerIdent">elem</text:span><text:span text:style-name="_5f_OOoComputerSpecial">;</text:span> <text:span text:style-name="_5f_OOoComputerComment">// Partial sum; for each domain step</text:span></text:p>
      <text:p text:style-name="CodeC"><text:tab/><text:tab/><text:span text:style-name="_5f_OOoComputerKeyWord">int</text:span> <text:span text:style-name="_5f_OOoComputerIdent">l</text:span> <text:span text:style-name="_5f_OOoComputerSpecial">=</text:span> <text:span text:style-name="_5f_OOoComputerIdent">k</text:span><text:span text:style-name="_5f_OOoComputerSpecial">;</text:span> <text:span text:style-name="_5f_OOoComputerComment">// Local copy of sum iterator</text:span></text:p>
      <text:p text:style-name="CodeC"/>
      <text:p text:style-name="CodeC"><text:tab/><text:tab/><text:span text:style-name="_5f_OOoComputerComment">// Iterate, while element value is significant;</text:span></text:p>
      <text:p text:style-name="CodeC"><text:tab/><text:tab/><text:span text:style-name="_5f_OOoComputerComment">// When drops below error, stop the loop</text:span></text:p>
      <text:p text:style-name="CodeC"><text:tab/><text:tab/><text:span text:style-name="_5f_OOoComputerKeyWord">do</text:span></text:p>
      <text:p text:style-name="CodeC"><text:tab/><text:tab/><text:span text:style-name="_5f_OOoComputerSpecial">{</text:span></text:p>
      <text:p text:style-name="CodeC"><text:tab/><text:tab/><text:tab/><text:span text:style-name="_5f_OOoComputerIdent">elem</text:span> <text:span text:style-name="_5f_OOoComputerSpecial">=</text:span> <text:span text:style-name="_5f_OOoComputerIdent">countFunc</text:span><text:span text:style-name="_5f_OOoComputerSpecial">(</text:span><text:span text:style-name="_5f_OOoComputerIdent">x</text:span><text:span text:style-name="_5f_OOoComputerSpecial">,</text:span> <text:span text:style-name="_5f_OOoComputerIdent">l</text:span><text:span text:style-name="_5f_OOoComputerSpecial">);</text:span></text:p>
      <text:p text:style-name="CodeC"><text:tab/><text:tab/><text:tab/><text:span text:style-name="_5f_OOoComputerIdent">sum</text:span> <text:span text:style-name="_5f_OOoComputerSpecial">+=</text:span> <text:span text:style-name="_5f_OOoComputerIdent">elem</text:span><text:span text:style-name="_5f_OOoComputerSpecial">;</text:span></text:p>
      <text:p text:style-name="CodeC"><text:tab/><text:tab/><text:tab/><text:span text:style-name="_5f_OOoComputerIdent">printf</text:span><text:span text:style-name="_5f_OOoComputerSpecial">(</text:span><text:span text:style-name="_5f_OOoComputerLiteral">"elem%12.6f\tk%12.6f\n"</text:span><text:span text:style-name="_5f_OOoComputerSpecial">,</text:span> <text:span text:style-name="_5f_OOoComputerIdent">elem</text:span><text:span text:style-name="_5f_OOoComputerSpecial">,</text:span> <text:span text:style-name="_5f_OOoComputerIdent">sum</text:span><text:span text:style-name="_5f_OOoComputerSpecial">);</text:span></text:p>
      <text:p text:style-name="CodeC"><text:soft-page-break/><text:tab/><text:tab/><text:tab/><text:span text:style-name="_5f_OOoComputerIdent">l</text:span><text:span text:style-name="_5f_OOoComputerSpecial">++;</text:span></text:p>
      <text:p text:style-name="CodeC"/>
      <text:p text:style-name="CodeC"><text:tab/><text:tab/><text:span text:style-name="_5f_OOoComputerSpecial">}</text:span> <text:span text:style-name="_5f_OOoComputerKeyWord">while</text:span> <text:span text:style-name="_5f_OOoComputerSpecial">(</text:span><text:span text:style-name="_5f_OOoComputerIdent">elem</text:span> <text:span text:style-name="_5f_OOoComputerSpecial">&gt;</text:span> <text:span text:style-name="_5f_OOoComputerKeyWord">error</text:span><text:span text:style-name="_5f_OOoComputerSpecial">);</text:span></text:p>
      <text:p text:style-name="CodeC"/>
      <text:p text:style-name="CodeC"><text:tab/><text:span text:style-name="_5f_OOoComputerSpecial">}</text:span></text:p>
      <text:p text:style-name="CodeC"/>
      <text:p text:style-name="CodeC"><text:tab/><text:span text:style-name="_5f_OOoComputerKeyWord">return</text:span> <text:span text:style-name="_5f_OOoComputerIdent">sum</text:span><text:span text:style-name="_5f_OOoComputerSpecial">;</text:span></text:p>
      <text:p text:style-name="CodeC"><text:span text:style-name="_5f_OOoComputerSpecial">}</text:span></text:p>
      <text:p text:style-name="CodeC"/>
      <text:p text:style-name="CodeC"><text:span text:style-name="_5f_OOoComputerKeyWord">double</text:span> <text:span text:style-name="_5f_OOoComputerIdent">countFunc</text:span><text:span text:style-name="_5f_OOoComputerSpecial">(</text:span><text:span text:style-name="_5f_OOoComputerKeyWord">double</text:span> <text:span text:style-name="_5f_OOoComputerIdent">x</text:span><text:span text:style-name="_5f_OOoComputerSpecial">,</text:span> <text:span text:style-name="_5f_OOoComputerKeyWord">int</text:span> <text:span text:style-name="_5f_OOoComputerIdent">k</text:span><text:span text:style-name="_5f_OOoComputerSpecial">)</text:span></text:p>
      <text:p text:style-name="CodeC"><text:span text:style-name="_5f_OOoComputerSpecial">{</text:span></text:p>
      <text:p text:style-name="CodeC"/>
      <text:p text:style-name="CodeC"><text:tab/><text:span text:style-name="_5f_OOoComputerComment">// Partial value; for sinus</text:span></text:p>
      <text:p text:style-name="CodeC"><text:tab/><text:span text:style-name="_5f_OOoComputerKeyWord">double</text:span> <text:span text:style-name="_5f_OOoComputerIdent">sinVal</text:span> <text:span text:style-name="_5f_OOoComputerSpecial">=</text:span> <text:span text:style-name="_5f_OOoComputerIdent">sin</text:span><text:span text:style-name="_5f_OOoComputerSpecial">(</text:span><text:span text:style-name="_5f_OOoComputerIdent">x</text:span> <text:span text:style-name="_5f_OOoComputerIdent">/ pow</text:span><text:span text:style-name="_5f_OOoComputerSpecial">(</text:span><text:span text:style-name="_5f_OOoComputerLiteral">2</text:span><text:span text:style-name="_5f_OOoComputerSpecial">,</text:span><text:span text:style-name="_5f_OOoComputerIdent"> k</text:span><text:span text:style-name="_5f_OOoComputerSpecial">));</text:span></text:p>
      <text:p text:style-name="CodeC"><text:tab/><text:span text:style-name="_5f_OOoComputerComment">// Partial value; for cosinus</text:span></text:p>
      <text:p text:style-name="CodeC"><text:tab/><text:span text:style-name="_5f_OOoComputerKeyWord">double</text:span> <text:span text:style-name="_5f_OOoComputerIdent">cosVal</text:span> <text:span text:style-name="_5f_OOoComputerSpecial">=</text:span> <text:span text:style-name="_5f_OOoComputerIdent">cos</text:span><text:span text:style-name="_5f_OOoComputerSpecial">(</text:span><text:span text:style-name="_5f_OOoComputerIdent">x</text:span> <text:span text:style-name="_5f_OOoComputerIdent">/ pow</text:span><text:span text:style-name="_5f_OOoComputerSpecial">(</text:span><text:span text:style-name="_5f_OOoComputerLiteral">2</text:span><text:span text:style-name="_5f_OOoComputerSpecial">,</text:span><text:span text:style-name="_5f_OOoComputerIdent"> k</text:span><text:span text:style-name="_5f_OOoComputerSpecial">));</text:span></text:p>
      <text:p text:style-name="CodeC"><text:tab/><text:span text:style-name="_5f_OOoComputerComment">// Partial value; for fraction</text:span></text:p>
      <text:p text:style-name="CodeC"><text:tab/><text:span text:style-name="_5f_OOoComputerKeyWord">double</text:span> <text:span text:style-name="_5f_OOoComputerIdent">fractVal</text:span> <text:span text:style-name="_5f_OOoComputerSpecial">=</text:span> <text:span text:style-name="_5f_OOoComputerLiteral">1</text:span> <text:span text:style-name="_5f_OOoComputerIdent">/ pow</text:span><text:span text:style-name="_5f_OOoComputerSpecial">(</text:span><text:span text:style-name="_5f_OOoComputerLiteral">2</text:span><text:span text:style-name="_5f_OOoComputerSpecial">,</text:span><text:span text:style-name="_5f_OOoComputerIdent"> k</text:span><text:span text:style-name="_5f_OOoComputerSpecial">);</text:span></text:p>
      <text:p text:style-name="CodeC"/>
      <text:p text:style-name="CodeC"><text:tab/><text:span text:style-name="_5f_OOoComputerKeyWord">return</text:span> <text:span text:style-name="_5f_OOoComputerIdent">fractVal</text:span> <text:span text:style-name="_5f_OOoComputerSpecial">*</text:span> <text:span text:style-name="_5f_OOoComputerSpecial">(</text:span><text:span text:style-name="_5f_OOoComputerIdent">sinVal</text:span> <text:span text:style-name="_5f_OOoComputerSpecial">+</text:span> <text:span text:style-name="_5f_OOoComputerIdent">cosVal</text:span><text:span text:style-name="_5f_OOoComputerSpecial">);</text:span></text:p>
      <text:p text:style-name="CodeC"><text:span text:style-name="_5f_OOoComputerSpecial">}</text:span></text:p>
      <text:h text:style-name="P20" text:outline-level="1"><text:bookmark-start text:name="__RefHeading___Toc877_1212252078"/>Wyniki<text:bookmark-end text:name="__RefHeading___Toc877_1212252078"/></text:h>
      <text:p text:style-name="Text_20_body">THE_SUM = 106.783308</text:p>
      <text:h text:style-name="P22" text:outline-level="1"><text:bookmark-start text:name="__RefHeading___Toc961_4148931395"/>Opis Programu<text:bookmark-end text:name="__RefHeading___Toc961_4148931395"/></text:h>
      <text:h text:style-name="Heading_20_2" text:outline-level="2"><text:bookmark-start text:name="__RefHeading___Toc963_4148931395"/>Funkcja doSum()<text:bookmark-end text:name="__RefHeading___Toc963_4148931395"/></text:h>
      <text:p text:style-name="P12"><text:span text:style-name="_5f_OOoComputerKeyWord"><text:span text:style-name="T2">double</text:span></text:span><text:span text:style-name="T2"> </text:span><text:span text:style-name="_5f_OOoComputerIdent"><text:span text:style-name="T2">doSum</text:span></text:span><text:span text:style-name="_5f_OOoComputerSpecial"><text:span text:style-name="T2">(</text:span></text:span><text:span text:style-name="_5f_OOoComputerKeyWord"><text:span text:style-name="T2">const</text:span></text:span><text:span text:style-name="T2"> </text:span><text:span text:style-name="_5f_OOoComputerKeyWord"><text:span text:style-name="T2">double</text:span></text:span><text:span text:style-name="T2"> </text:span><text:span text:style-name="_5f_OOoComputerIdent"><text:span text:style-name="T2">domain</text:span></text:span><text:span text:style-name="_5f_OOoComputerSpecial"><text:span text:style-name="T2">[],</text:span></text:span><text:span text:style-name="T2"> </text:span><text:span text:style-name="_5f_OOoComputerKeyWord"><text:span text:style-name="T2">double</text:span></text:span><text:span text:style-name="T2"> </text:span><text:span text:style-name="_5f_OOoComputerIdent"><text:span text:style-name="T2">step</text:span></text:span><text:span text:style-name="_5f_OOoComputerSpecial"><text:span text:style-name="T2">,</text:span></text:span><text:span text:style-name="T2"> </text:span><text:span text:style-name="_5f_OOoComputerKeyWord"><text:span text:style-name="T2">double</text:span></text:span><text:span text:style-name="T2"> </text:span><text:span text:style-name="_5f_OOoComputerKeyWord"><text:span text:style-name="T2">error</text:span></text:span><text:span text:style-name="_5f_OOoComputerSpecial"><text:span text:style-name="T2">,</text:span></text:span><text:span text:style-name="T2"> </text:span><text:span text:style-name="_5f_OOoComputerKeyWord"><text:span text:style-name="T2">int</text:span></text:span><text:span text:style-name="T2"> </text:span><text:span text:style-name="_5f_OOoComputerIdent"><text:span text:style-name="T2">k</text:span></text:span><text:span text:style-name="_5f_OOoComputerSpecial"><text:span text:style-name="T2">)</text:span></text:span></text:p>
      <text:h text:style-name="Heading_20_3" text:outline-level="3">Parametry:</text:h>
      <text:list xml:id="list1259652204" text:style-name="L1">
        <text:list-item>
          <text:p text:style-name="P25">Dziedzina funkcji, w konwencji [wartość_minimalna; wartość_maksymalna],</text:p>
        </text:list-item>
        <text:list-item>
          <text:p text:style-name="P25">Krok dziedziny,</text:p>
        </text:list-item>
        <text:list-item>
          <text:p text:style-name="P27">Początek szeregu.</text:p>
        </text:list-item>
      </text:list>
      <text:h text:style-name="Heading_20_3" text:outline-level="3">Działanie:</text:h>
      <text:p text:style-name="P14">W funkcji działa pętla for, która iteruje zadaną dziedzinę co określony krok, obliczając w ten sposób sumy szczątkowe szeregu. Wewnątrz, działa pętla do...while, która dodaje kolejne <text:span text:style-name="T3">elementy szeregu do sumy, </text:span><text:span text:style-name="T4">wywołując funkcję countFunc(). Jeśli dany element jest mniejszy niż błąd, pętla do...while jest przerywana. Zwracanym wynikiem jest suma szeregu w zadanej dziedzinie.</text:span></text:p>
      <text:h text:style-name="P23" text:outline-level="2"><text:bookmark-start text:name="__RefHeading___Toc965_4148931395"/>Funkcja countFunc()<text:bookmark-end text:name="__RefHeading___Toc965_4148931395"/></text:h>
      <text:p text:style-name="CodeC"><text:span text:style-name="_5f_OOoComputerKeyWord">double</text:span> <text:span text:style-name="_5f_OOoComputerIdent">countFunc</text:span><text:span text:style-name="_5f_OOoComputerSpecial">(</text:span><text:span text:style-name="_5f_OOoComputerKeyWord">double</text:span> <text:span text:style-name="_5f_OOoComputerIdent">x</text:span><text:span text:style-name="_5f_OOoComputerSpecial">,</text:span> <text:span text:style-name="_5f_OOoComputerKeyWord">int</text:span> <text:span text:style-name="_5f_OOoComputerIdent">k</text:span><text:span text:style-name="_5f_OOoComputerSpecial">)</text:span></text:p>
      <text:h text:style-name="Heading_20_3" text:outline-level="3">Parametry:</text:h>
      <text:list xml:id="list1224603572" text:style-name="L2">
        <text:list-item>
          <text:p text:style-name="P26">Wartość dziedziny,</text:p>
        </text:list-item>
        <text:list-item>
          <text:p text:style-name="P26">Numer iteracji szeregu (liczba k).</text:p>
        </text:list-item>
      </text:list>
      <text:h text:style-name="Heading_20_3" text:outline-level="3">Działanie:</text:h>
      <text:p text:style-name="P15">Funkcja oblicza częściowe wartości wyrażenia, które wykorzystuje do obliczenia oczekiwanej wartości. Zwraca ją. Funkcja nie sprawdza poprawności obliczeń, ponieważ wykorzystywane działania nigdy nie wykonują operacji niedozwolonych, jak dzielenie przez zero lub działania poza dziedziną.</text:p>
      <text:h text:style-name="P21" text:outline-level="1"><text:bookmark-start text:name="__RefHeading___Toc3002_943889997"/>Wnioski<text:bookmark-end text:name="__RefHeading___Toc3002_943889997"/></text:h>
      <text:p text:style-name="P9">Wynik sumy pokrywa się z oczekiwaniami. </text:p>
      <text:p text:style-name="P10">// TODO <text:span text:style-name="T5">uzasadnieni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2" svg:font-family="'Lohit Devanagari'"/>
    <style:font-face style:name="Ubuntu Mono" svg:font-family="'Ubuntu Mono'" style:font-adornments="Regular" style:font-pitch="fixed"/>
    <style:font-face style:name="Liberation Serif1" svg:font-family="'Liberation Serif'" style:font-pitch="variable"/>
    <style:font-face style:name="Lohit Devanagari1" svg:font-family="'Lohit Devanagari'" style:font-pitch="variable"/>
    <style:font-face style:name="Ubuntu" svg:font-family="Ubuntu" style:font-pitch="variable"/>
    <style:font-face style:name="Ubuntu2" svg:font-family="Ubuntu" style:font-adornments="Italic" style:font-pitch="variable"/>
    <style:font-face style:name="Ubuntu1" svg:font-family="Ubuntu" style:font-adornments="Regular" style:font-pitch="variable"/>
    <style:font-face style:name="Liberation Serif" svg:font-family="'Liberation Serif'" style:font-family-generic="roman" style:font-pitch="variable"/>
    <style:font-face style:name="Ubuntu Mono1"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cm" fo:margin-right="0cm" fo:margin-top="0cm" fo:margin-bottom="0.15cm" style:contextual-spacing="false" fo:line-height="115%" fo:text-align="justify" style:justify-single-word="false" fo:text-indent="1cm" style:auto-text-indent="false" style:page-number="auto" fo:background-color="transparent">
        <style:tab-stops/>
      </style:paragraph-properties>
      <style:text-properties style:font-name="Ubuntu1" fo:font-family="Ubuntu" style:font-style-name="Regular" style:font-pitch="variable" fo:font-size="11pt"/>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Ubuntu2" fo:font-family="Ubuntu" style:font-style-name="Italic" style:font-pitch="variable" fo:font-size="130%"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Ubuntu2" fo:font-family="Ubuntu" style:font-style-name="Italic" style:font-pitch="variable" fo:font-size="110%" fo:font-style="normal"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Ubuntu2" fo:font-family="Ubuntu" style:font-style-name="Italic" style:font-pitch="variable" fo:font-size="14pt" fo:font-style="normal"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deC" style:family="paragraph" style:parent-style-name="Text_20_body" style:master-page-name="">
      <loext:graphic-properties draw:fill="none" draw:fill-color="#729fcf"/>
      <style:paragraph-properties fo:margin-left="0cm" fo:margin-right="0cm" fo:margin-top="0cm" fo:margin-bottom="0cm" style:contextual-spacing="false" fo:line-height="100%" fo:text-align="start" style:justify-single-word="false" fo:text-indent="0cm" style:auto-text-indent="false" style:page-number="auto" fo:background-color="transparent" fo:padding="0.254cm" fo:border="none">
        <style:tab-stops/>
      </style:paragraph-properties>
      <style:text-properties style:font-name="Ubuntu Mono" fo:font-family="'Ubuntu Mono'" style:font-style-name="Regular" style:font-pitch="fixed" fo:background-color="transparent"/>
    </style:style>
    <style:style style:name="Wykres" style:family="paragraph" style:parent-style-name="Caption"/>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omment_5f_multi_5f_c" style:display-name="comment_multi_c" style:family="text">
      <style:text-properties fo:color="#808080" loext:opacity="100%" fo:font-style="italic" fo:font-weight="normal"/>
    </style:style>
    <style:style style:name="symbol0_5f_c" style:display-name="symbol0_c" style:family="text">
      <style:text-properties fo:color="#339933" loext:opacity="100%" fo:font-style="normal" fo:font-weight="normal"/>
    </style:style>
    <style:style style:name="comment0_5f_c" style:display-name="comment0_c" style:family="text">
      <style:text-properties fo:color="#339933" loext:opacity="100%" fo:font-style="normal" fo:font-weight="normal"/>
    </style:style>
    <style:style style:name="number_5f_c" style:display-name="number_c" style:family="text">
      <style:text-properties fo:color="#0000dd" loext:opacity="100%" fo:font-style="normal" fo:font-weight="normal"/>
    </style:style>
    <style:style style:name="keyword0_5f_c" style:display-name="keyword0_c" style:family="text">
      <style:text-properties fo:color="#b1b100" loext:opacity="100%" fo:font-style="normal" fo:font-weight="normal"/>
    </style:style>
    <style:style style:name="keyword3_5f_c" style:display-name="keyword3_c" style:family="text">
      <style:text-properties fo:color="#993333" loext:opacity="100%" fo:font-style="normal" fo:font-weight="normal"/>
    </style:style>
    <style:style style:name="string_5f_c" style:display-name="string_c" style:family="text">
      <style:text-properties fo:color="#ff0000" loext:opacity="100%" fo:font-style="normal" fo:font-weight="normal"/>
    </style:style>
    <style:style style:name="keyword1_5f_c" style:display-name="keyword1_c" style:family="text">
      <style:text-properties fo:color="#000000" loext:opacity="100%" fo:font-style="normal" fo:font-weight="bold"/>
    </style:style>
    <style:style style:name="escaped_5f_c" style:display-name="escaped_c" style:family="text">
      <style:text-properties fo:color="#000099" loext:opacity="100%" fo:font-style="normal" fo:font-weight="bold"/>
    </style:style>
    <style:style style:name="keyword2_5f_c" style:display-name="keyword2_c" style:family="text">
      <style:text-properties fo:color="#000066" loext:opacity="100%" fo:font-style="normal" fo:font-weight="normal"/>
    </style:style>
    <style:style style:name="OOoComputerCode" style:family="text">
      <style:text-properties fo:color="#000000" loext:opacity="100%" style:font-name="Ubuntu Mono1" fo:font-family="'Ubuntu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text-properties fo:language="pl" fo:country="P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6</text:page-number></text:p>
      </style:header>
    </style:master-page>
    <style:master-page style:name="First_20_Page" style:display-name="First Page" style:page-layout-name="Mpm2" style:next-style-name="Standard">
      <style:footer>
        <text:p text:style-name="MP2">Kraków 2021</text:p>
      </style:footer>
    </style:master-page>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2T14:48:20.922894152</meta:creation-date>
    <dc:date>2021-10-31T19:37:04.593608106</dc:date>
    <meta:editing-duration>PT6H8M44S</meta:editing-duration>
    <meta:editing-cycles>64</meta:editing-cycles>
    <meta:generator>LibreOffice/7.1.6.2$Linux_X86_64 LibreOffice_project/0e133318fcee89abacd6a7d077e292f1145735c3</meta:generator>
    <meta:document-statistic meta:table-count="1" meta:image-count="0" meta:object-count="5" meta:page-count="8" meta:paragraph-count="112" meta:word-count="493" meta:character-count="3090" meta:non-whitespace-character-count="2649"/>
  </office:meta>
</office:document-meta>
</file>

<file path=Object 1/content.xml><?xml version="1.0" encoding="utf-8"?>
<math xmlns="http://www.w3.org/1998/Math/MathML">
  <semantics>
    <mrow>
      <mi>y</mi>
      <mrow>
        <mo stretchy="false">(</mo>
        <mrow>
          <mi>x</mi>
        </mrow>
        <mo stretchy="false">)</mo>
      </mrow>
    </mrow>
    <annotation encoding="StarMath 5.0">y( x )</annotation>
  </semantics>
</math>
</file>

<file path=Object 2/content.xml><?xml version="1.0" encoding="utf-8"?>
<math xmlns="http://www.w3.org/1998/Math/MathML">
  <semantics>
    <mrow>
      <mrow>
        <munderover>
          <mo stretchy="false">∑</mo>
          <mrow>
            <mrow>
              <mi>k</mi>
              <mo stretchy="false">=</mo>
              <mn>1</mn>
            </mrow>
          </mrow>
          <mrow>
            <mo stretchy="false">∞</mo>
          </mrow>
        </munderover>
        <mrow>
          <mfrac>
            <mn>1</mn>
            <mrow>
              <msup>
                <mn>2</mn>
                <mi>k</mi>
              </msup>
            </mrow>
          </mfrac>
          <mrow>
            <mo stretchy="false">(</mo>
            <mrow>
              <mi>sin</mi>
              <mrow>
                <mrow>
                  <mo stretchy="false">(</mo>
                  <mrow>
                    <mfrac>
                      <mi>x</mi>
                      <mrow>
                        <msup>
                          <mn>2</mn>
                          <mi>k</mi>
                        </msup>
                      </mrow>
                    </mfrac>
                  </mrow>
                  <mo stretchy="false">)</mo>
                </mrow>
                <mo stretchy="false">+</mo>
                <mi>cos</mi>
              </mrow>
              <mrow>
                <mo stretchy="false">(</mo>
                <mrow>
                  <mfrac>
                    <mi>x</mi>
                    <mrow>
                      <msup>
                        <mn>2</mn>
                        <mi>k</mi>
                      </msup>
                    </mrow>
                  </mfrac>
                </mrow>
                <mo stretchy="false">)</mo>
              </mrow>
            </mrow>
            <mo stretchy="false">)</mo>
          </mrow>
        </mrow>
      </mrow>
    </mrow>
    <annotation encoding="StarMath 5.0">sum from { k = 1 } to { infinity } { 1 over { 2 ^ k } ( sin(x over { 2 ^ k}) + cos(x over { 2 ^ k}) )  }</annotation>
  </semantics>
</math>
</file>

<file path=Object 3/content.xml><?xml version="1.0" encoding="utf-8"?>
<math xmlns="http://www.w3.org/1998/Math/MathML">
  <semantics>
    <mrow>
      <mrow>
        <mo stretchy="false">[</mo>
        <mrow>
          <mn>3</mn>
          <mi>;</mi>
          <mn>4</mn>
        </mrow>
        <mo stretchy="false">]</mo>
      </mrow>
    </mrow>
    <annotation encoding="StarMath 5.0">[3; 4]</annotation>
  </semantics>
</math>
</file>

<file path=Object 4/content.xml><?xml version="1.0" encoding="utf-8"?>
<math xmlns="http://www.w3.org/1998/Math/MathML">
  <semantics>
    <mrow>
      <mn>0.000016</mn>
    </mrow>
    <annotation encoding="StarMath 5.0">0.000016</annotation>
  </semantics>
</math>
</file>

<file path=Object 5/content.xml><?xml version="1.0" encoding="utf-8"?>
<math xmlns="http://www.w3.org/1998/Math/MathML">
  <semantics>
    <mrow>
      <mn>0.01</mn>
    </mrow>
    <annotation encoding="StarMath 5.0">0.01</annotation>
  </semantics>
</math>
</file>